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79ff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79f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179ff0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79ff0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79ff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c8858" style:font-weight-asian="normal" style:font-weight-complex="normal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16a358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20c129"/>
    </style:style>
    <style:style style:name="T5" style:family="text">
      <style:text-properties style:font-name="source-code-pro" fo:font-size="10.5pt" officeooo:rsid="00179352"/>
    </style:style>
    <style:style style:name="T6" style:family="text">
      <style:text-properties style:font-name="source-code-pro" fo:font-size="10.5pt" officeooo:rsid="0017cba3"/>
    </style:style>
    <style:style style:name="T7" style:family="text">
      <style:text-properties style:font-name="source-code-pro" fo:font-size="10.5pt" officeooo:rsid="00179ff0"/>
    </style:style>
    <style:style style:name="T8" style:family="text">
      <style:text-properties style:font-name="source-code-pro" fo:font-size="10.5pt" officeooo:rsid="001ac3eb"/>
    </style:style>
    <style:style style:name="T9" style:family="text">
      <style:text-properties style:font-name="source-code-pro" officeooo:rsid="0016a358"/>
    </style:style>
    <style:style style:name="T10" style:family="text">
      <style:text-properties style:font-name="source-code-pro" officeooo:rsid="001a6693"/>
    </style:style>
    <style:style style:name="T11" style:family="text">
      <style:text-properties style:font-name="source-code-pro" officeooo:rsid="0028f462"/>
    </style:style>
    <style:style style:name="T12" style:family="text">
      <style:text-properties style:font-name="source-code-pro" officeooo:rsid="0010ab4f" style:font-size-asian="12pt" style:font-size-complex="12pt"/>
    </style:style>
    <style:style style:name="T13" style:family="text">
      <style:text-properties style:font-name="source-code-pro" officeooo:rsid="0016a358" style:font-size-asian="12pt" style:font-size-complex="12pt"/>
    </style:style>
    <style:style style:name="T14" style:family="text">
      <style:text-properties style:font-name="source-code-pro" officeooo:rsid="00279288" style:font-size-asian="12pt" style:font-size-complex="12pt"/>
    </style:style>
    <style:style style:name="T15" style:family="text">
      <style:text-properties style:font-name="source-code-pro" officeooo:rsid="001c8858"/>
    </style:style>
    <style:style style:name="T16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9ff0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179ff0" style:font-size-asian="12pt" style:font-size-complex="12pt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179ff0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190fba"/>
    </style:style>
    <style:style style:name="T35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6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37" style:family="text">
      <style:text-properties fo:font-variant="normal" fo:text-transform="none" fo:color="#242424" loext:opacity="100%" fo:font-size="12pt" fo:letter-spacing="normal" fo:font-style="normal" officeooo:rsid="00179ff0" style:font-size-asian="12pt" style:font-size-complex="12pt"/>
    </style:style>
    <style:style style:name="T38" style:family="text">
      <style:text-properties officeooo:rsid="000dcac6"/>
    </style:style>
    <style:style style:name="T39" style:family="text">
      <style:text-properties officeooo:rsid="000fdb3e"/>
    </style:style>
    <style:style style:name="T40" style:family="text">
      <style:text-properties officeooo:rsid="00179ff0"/>
    </style:style>
    <style:style style:name="T41" style:family="text">
      <style:text-properties officeooo:rsid="0017cba3"/>
    </style:style>
    <style:style style:name="T42" style:family="text">
      <style:text-properties officeooo:rsid="001c8858"/>
    </style:style>
    <style:style style:name="T4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export</text:span><text:span text:style-name="T18"> </text:span><text:span text:style-name="T19">WANDB_PROJECT=</text:span><text:span text:style-name="T20">mixed_sequentially_model_</text:span><text:span text:style-name="T34">2</text:span><text:span text:style-name="T20">_</text:span><text:span text:style-name="T34">Goal</text:span><text:span text:style-name="T20">s</text:span></text:p>
      <text:p text:style-name="P3"><text:tab/><text:span text:style-name="T21">python3 </text:span><text:span text:style-name="T22">q</text:span><text:span text:style-name="T21">lora.py \</text:span><text:line-break/><text:tab/><text:span text:style-name="T21">--model_name_or_path </text:span><text:span text:style-name="T24">mixed_</text:span><text:span text:style-name="T21">models/</text:span><text:span text:style-name="T25">mixed_sequentially_model_1_Attempts</text:span><text:span text:style-name="T26"> </text:span><text:span text:style-name="T23"><text:s/></text:span>\</text:p>
      <text:p text:style-name="P4"><text:span text:style-name="T17"><text:tab/>--output_dir ./output/</text:span><text:span text:style-name="T27">mixed_sequentially_models</text:span><text:span text:style-name="T28">/</text:span><text:span text:style-name="T27">mixed_sequentially_model_</text:span><text:span text:style-name="T30">2</text:span><text:span text:style-name="T27">_</text:span><text:span text:style-name="T30">Goals</text:span><text:span text:style-name="T29"> </text:span><text:span text:style-name="T17">\</text:span><text:line-break/><text:tab/><text:span text:style-name="T17">--logging_steps 10 \</text:span><text:line-break/><text:tab/><text:span text:style-name="T17">--save_strategy steps \</text:span><text:line-break/><text:tab/><text:span text:style-name="T17">--data_seed 42 \</text:span><text:line-break/><text:tab/><text:span text:style-name="T17">--save_steps 500 \</text:span><text:line-break/><text:tab/><text:span text:style-name="T17">--save_total_limit </text:span><text:span text:style-name="T19">2</text:span><text:span text:style-name="T17">0 \</text:span><text:line-break/><text:tab/><text:span text:style-name="T17">--evaluation_strategy steps \</text:span><text:line-break/><text:tab/><text:span text:style-name="T17">--eval_dataset_size </text:span><text:span text:style-name="T33">10800</text:span><text:span text:style-name="T17">\</text:span><text:line-break/><text:tab/><text:span text:style-name="T17">--per_device_eval_batch_size 16 \</text:span><text:line-break/><text:tab/><text:span text:style-name="T17">--max_new_tokens 32 \</text:span><text:line-break/><text:tab/><text:span text:style-name="T17">--dataloader_num_workers 3 \</text:span><text:line-break/><text:tab/><text:span text:style-name="T17">--group_by_length \</text:span><text:line-break/><text:tab/><text:span text:style-name="T17">--logging_strategy steps \</text:span><text:line-break/><text:tab/><text:span text:style-name="T17">--remove_unused_columns False \</text:span><text:line-break/><text:tab/><text:span text:style-name="T17">--do_train </text:span><text:span text:style-name="T19">True</text:span><text:span text:style-name="T17">\</text:span><text:line-break/><text:tab/><text:span text:style-name="T17">--do_eval </text:span><text:span text:style-name="T19">True</text:span><text:span text:style-name="T17">\</text:span><text:line-break/><text:tab/><text:span text:style-name="T17">--do_mmlu_eval False \</text:span><text:line-break/><text:tab/><text:span text:style-name="T17">--lora_r 64 \</text:span><text:line-break/><text:tab/><text:span text:style-name="T17">--lora_alpha 16 \</text:span><text:line-break/><text:tab/><text:span text:style-name="T17">--lora_modules all \</text:span><text:line-break/><text:tab/><text:span text:style-name="T17">--double_quant \</text:span><text:line-break/><text:tab/><text:span text:style-name="T17">--quant_type nf4 </text:span><text:span text:style-name="T31">True </text:span><text:span text:style-name="T17">\</text:span><text:line-break/><text:tab/><text:span text:style-name="T17">--bf16 \</text:span><text:line-break/><text:tab/><text:span text:style-name="T17">--bits 4 \</text:span><text:line-break/><text:tab/><text:span text:style-name="T17">--warmup_ratio 0.03 \</text:span><text:line-break/><text:tab/><text:span text:style-name="T17">--lr_scheduler_type constant \</text:span><text:line-break/><text:tab/><text:span text:style-name="T17">--gradient_checkpointing \</text:span><text:line-break/><text:tab/><text:span text:style-name="T17">--dataset data/</text:span><text:span text:style-name="T20">mixed_sequentially_model_datasets</text:span><text:span text:style-name="T35">/</text:span><text:span text:style-name="T36">training_datasets/mixed_sequentially_</text:span><text:span text:style-name="T37">2</text:span><text:span text:style-name="T36">_</text:span><text:span text:style-name="T37">goal</text:span><text:span text:style-name="T36">s</text:span><text:span text:style-name="T32">\</text:span><text:line-break/><text:tab/><text:span text:style-name="T17">--dataset_format oasst1 \</text:span><text:line-break/><text:soft-page-break/><text:tab/><text:span text:style-name="T17">--source_max_len 16 \</text:span><text:line-break/><text:tab/><text:span text:style-name="T17">--target_max_len 512 \</text:span><text:line-break/><text:tab/><text:span text:style-name="T17">--per_device_train_batch_size 16 \</text:span><text:line-break/><text:tab/><text:span text:style-name="T17">--gradient_accumulation_steps 1 \</text:span><text:line-break/><text:tab/><text:span text:style-name="T17">--max_steps </text:span><text:span text:style-name="T33">2700</text:span><text:span text:style-name="T20"> </text:span><text:span text:style-name="T17">\</text:span><text:line-break/><text:tab/><text:span text:style-name="T17">--eval_steps </text:span><text:span text:style-name="T33">270</text:span><text:span text:style-name="T31"> </text:span><text:span text:style-name="T17">\</text:span><text:line-break/><text:tab/><text:span text:style-name="T17">--learning_rate 0.0002 \</text:span><text:line-break/><text:tab/><text:span text:style-name="T17">--adam_beta2 0.999 \</text:span><text:line-break/><text:tab/><text:span text:style-name="T17">--max_grad_norm 0.3 \</text:span><text:line-break/><text:tab/><text:span text:style-name="T17">--lora_dropout 0.1 \</text:span><text:line-break/><text:tab/><text:span text:style-name="T17">--weight_decay 0.0 \</text:span><text:line-break/><text:tab/><text:span text:style-name="T17">--seed 0 \</text:span><text:line-break/><text:tab/><text:span text:style-name="T17">--report_to wandb</text:span></text:p>
      <text:p text:style-name="P4"><text:span text:style-name="T17"/></text:p>
      <text:p text:style-name="P1">python3 merge_peft_adapters.py <text:span text:style-name="T38">\</text:span></text:p>
      <text:p text:style-name="P1">--device cpu <text:span text:style-name="T38">\</text:span></text:p>
      <text:p text:style-name="P1">--base_model_name_or_path ./<text:span text:style-name="T1">merged_models/</text:span><text:span text:style-name="T2">mixed_sequentially_models</text:span><text:span text:style-name="T3">/</text:span><text:span text:style-name="T2">mixed_sequentially_model_1_Attempts </text:span><text:span text:style-name="T8">\</text:span></text:p>
      <text:p text:style-name="P1">--peft_model_path ./output/<text:span text:style-name="T6">mixed_sequentially_models</text:span>/<text:span text:style-name="T41">mixed_sequentially_</text:span><text:span text:style-name="T40">2</text:span><text:span text:style-name="T41">_</text:span><text:span text:style-name="T40">Goal</text:span><text:span text:style-name="T41">s/</text:span>checkpoint-<text:span text:style-name="T42">2500</text:span>/adapter_model<text:span text:style-name="T4"> </text:span><text:span text:style-name="T5">\</text:span></text:p>
      <text:p text:style-name="P1"><text:span text:style-name="T1">--output_dir ./merged_models/</text:span><text:span text:style-name="T2">mixed_sequentially_models</text:span><text:span text:style-name="T3">/</text:span><text:span text:style-name="T2">mixed_sequentially_model_</text:span><text:span text:style-name="T7">2</text:span><text:span text:style-name="T2">_</text:span><text:span text:style-name="T7">Goal</text:span><text:span text:style-name="T2">s</text:span></text:p>
      <text:p text:style-name="P1"><text:span text:style-name="T2"/></text:p>
      <text:p text:style-name="P6"><text:span text:style-name="T9">python3 merge_peft_adapters.py --device cpu --base_model_name_or_path .</text:span><text:span text:style-name="T43">/</text:span><text:span text:style-name="T12">merged_models/</text:span><text:span text:style-name="T13">mixed_sequentially_models</text:span><text:span text:style-name="T14">/</text:span><text:span text:style-name="T13">mixed_sequentially_model_1_Attempts</text:span><text:span text:style-name="T9"> --peft_model_path ./output/</text:span><text:span text:style-name="T10">mixed_sequentially</text:span><text:span text:style-name="T9">_models/</text:span><text:span text:style-name="T10">mixed_sequentially</text:span><text:span text:style-name="T9">_model_</text:span><text:span text:style-name="T15">2</text:span><text:span text:style-name="T9">_</text:span><text:span text:style-name="T15">Goals</text:span><text:span text:style-name="T9">/checkpoint-</text:span><text:span text:style-name="T15">25</text:span><text:span text:style-name="T10">00</text:span><text:span text:style-name="T9">/adapter_model --output_dir ./merged_models/</text:span><text:span text:style-name="T10">mixed_sequentially_models/mixed_sequentially</text:span><text:span text:style-name="T11">_model_</text:span><text:span text:style-name="T15">2</text:span><text:span text:style-name="T11">_</text:span><text:span text:style-name="T15">Goal</text:span><text:span text:style-name="T11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36:24.013703375</meta:creation-date>
    <meta:generator>LibreOffice/7.6.2.1$Linux_X86_64 LibreOffice_project/9d0b4c0791fc17bc4181a67fd90c5aaed576d1c0</meta:generator>
    <dc:date>2023-10-31T22:15:24.319657139</dc:date>
    <meta:editing-duration>PT2H49M</meta:editing-duration>
    <meta:editing-cycles>4</meta:editing-cycles>
    <meta:document-statistic meta:table-count="0" meta:image-count="0" meta:object-count="0" meta:page-count="2" meta:paragraph-count="9" meta:word-count="201" meta:character-count="1958" meta:non-whitespace-character-count="1772"/>
  </office:meta>
</office:document-meta>
</file>